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widows="1" fo:text-indent="0cm" style:auto-text-indent="false"/>
      <style:text-properties fo:padding="0cm" fo:border="none"/>
    </style:style>
    <style:style style:name="P3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fo:padding="0cm" fo:border="none"/>
    </style:style>
    <style:style style:name="P5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13350" officeooo:paragraph-rsid="00213350" fo:padding="0cm" fo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widows="1" fo:text-indent="0cm" style:auto-text-indent="false"/>
      <style:text-properties fo:padding="0cm" fo:border="none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widows="1"/>
    </style:style>
    <style:style style:name="P10" style:family="paragraph" style:parent-style-name="Preformatted_20_Text">
      <style:paragraph-properties fo:margin-left="0cm" fo:margin-right="0cm" style:line-height-at-least="0.503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13350" officeooo:paragraph-rsid="00213350" fo:padding="0cm" fo:border="none"/>
    </style:style>
    <style:style style:name="P11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weight="bold"/>
    </style:style>
    <style:style style:name="T5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Hypertext Transfer Protocol (</text:span><text:span text:style-name="T2">HTTP</text:span><text:span text:style-name="T1">) is an application protocol for distributed, collaborative, hypermedia information systems. </text:span><text:span text:style-name="T2">HTTP</text:span><text:span text:style-name="T3"> </text:span><text:span text:style-name="T1">is the foundation of data communication for the World Wide Web. Hypertext is structured text that uses logical links (hyperlinks) between nodes containing text.</text:span></text:p>
      <text:p text:style-name="P1"/>
      <text:p text:style-name="P4">HyperText Markup Language (<text:span text:style-name="T4">HTML</text:span>) is the standard markup language for creating web pages and web applications.</text:p>
      <text:p text:style-name="P4"/>
      <text:p text:style-name="P4"/>
      <text:p text:style-name="P4">In computing, Virtual Network Computing (<text:span text:style-name="T4">VNC</text:span>) is a graphical desktop sharing system that uses the Remote Frame Buffer protocol (RFB) to remotely control another computer.</text:p>
      <text:p text:style-name="P2"/>
      <text:p text:style-name="P5">HOW TO START VNC SERVER IN LINUX</text:p>
      <text:p text:style-name="P5"/>
      <text:p text:style-name="P10"/>
      <text:p text:style-name="P9"/>
      <text:p text:style-name="P9"/>
      <text:p text:style-name="P8"><text:s text:c="24"/><text:span text:style-name="T5">VNC Quick Start Instructions</text:span></text:p>
      <text:p text:style-name="P9"/>
      <text:p text:style-name="P7">Overview</text:p>
      <text:p text:style-name="P7">--------</text:p>
      <text:p text:style-name="P7">VNC (Virtual Network Computing) is a client/server remote desktop sharing</text:p>
      <text:p text:style-name="P7">system which uses the RFB (Remote FrameBuffer) protocol.</text:p>
      <text:p text:style-name="P7">A VNC session is started on a remote machine with the vncserver command</text:p>
      <text:p text:style-name="P7">and then viewed on the local machine with the vncviewer command.</text:p>
      <text:p text:style-name="P7">VNC allows any platform version of vncviewer to view a desktop on any</text:p>
      <text:p text:style-name="P7">platform version of vncserver. <text:s/>Supported platforms are (including but</text:p>
      <text:p text:style-name="P7">no limited to) Windows, Linux, Solaris, and Mac OS X.</text:p>
      <text:p text:style-name="P9"/>
      <text:p text:style-name="P7">The vncserver runs on two ports: 5900 + :"display number" and </text:p>
      <text:p text:style-name="P7">5800 + :"display number". <text:s/>Port 5900 + :&lt;num&gt; is for the standalone</text:p>
      <text:p text:style-name="P7">viewer. <text:s/>Port 5800 + :&lt;num&gt; for a java based, web browser viewer.</text:p>
      <text:p text:style-name="P7">Primarily we will be concerned with port 5900 + :&lt;num&gt;</text:p>
      <text:p text:style-name="P9"/>
      <text:p text:style-name="P7">The display number defines which virtual screen the vncserver runs on, and</text:p>
      <text:p text:style-name="P7">differentiates among several concurrent VNC sessions. <text:s/>The display number</text:p>
      <text:p text:style-name="P7">has the format ":n" where n a small integer number.</text:p>
      <text:p text:style-name="P7">On windows, by default the vnc server shows the console desktop and is :0 (so </text:p>
      <text:p text:style-name="P7">runs on port 5900/5800). <text:s/>Both Linux and Solaris follow the X windows display </text:p>
      <text:p text:style-name="P7">number convention. <text:s/>So they usually start on :1 or 5901/5801 for the first </text:p>
      <text:p text:style-name="P7">session (because :0 is taken by the console X server). <text:s/>When you run vncserver,</text:p>
      <text:p text:style-name="P7">it will automatically choose a port number that does not already have an</text:p>
      <text:p text:style-name="P7">Xserver running. <text:s/>Multiple vncservers can be started with different display</text:p>
      <text:p text:style-name="P7">numbers or the display number can be set on the command line.</text:p>
      <text:p text:style-name="P9"/>
      <text:p text:style-name="P7">The VNC software can be downloaded from the VNC website: www.realvnc.com</text:p>
      <text:p text:style-name="P9"/>
      <text:p text:style-name="P7">Linux Commands</text:p>
      <text:p text:style-name="P7">--------------</text:p>
      <text:p text:style-name="P7">To start vncserver:</text:p>
      <text:p text:style-name="P9"/>
      <text:p text:style-name="P8"><text:s text:c="2"/><text:span text:style-name="T5">vncserver [:&lt;display num&gt;] <text:s/>[-depth &lt;bit color depth&gt;] [-geometry &lt;xpixels&gt;x&lt;y pixels&gt;]</text:span></text:p>
      <text:p text:style-name="P9"/>
      <text:p text:style-name="P7">or more simply</text:p>
      <text:p text:style-name="P8"><text:s/></text:p>
      <text:p text:style-name="P8"><text:soft-page-break/><text:s text:c="2"/><text:span text:style-name="T5">vncserver</text:span></text:p>
      <text:p text:style-name="P9"/>
      <text:p text:style-name="P7">vncserver will display its display number in the command-line window.</text:p>
      <text:p text:style-name="P7">Note: do not kill the "VNC config" application, or cut and paste</text:p>
      <text:p text:style-name="P7">will not work correctly.</text:p>
      <text:p text:style-name="P9"/>
      <text:p text:style-name="P7">To run vncviewer unencrypted:</text:p>
      <text:p text:style-name="P8"><text:s text:c="2"/><text:span text:style-name="T5">vncviewer &lt;hostname&gt;:&lt;display num&gt;</text:span></text:p>
      <text:p text:style-name="P9"/>
      <text:p text:style-name="P7">To run vncviewer encrypted:</text:p>
      <text:p text:style-name="P7">First, configure an ssh client to add a secure outgoing TCP tunnel</text:p>
      <text:p text:style-name="P7">with both the listen and destination ports set to the port number</text:p>
      <text:p text:style-name="P7">of your vncserver on the remote machine (5901 in this example), and</text:p>
      <text:p text:style-name="P7">connect the ssh client to the remote machine.</text:p>
      <text:p text:style-name="P9"/>
      <text:p text:style-name="P8"><text:s text:c="2"/><text:span text:style-name="T5">ssh user@remotehost -L 5901:remotehost:5901</text:span></text:p>
      <text:p text:style-name="P9"/>
      <text:p text:style-name="P7">Then fire up the viewer on the client desktop (using dislay number 1 in</text:p>
      <text:p text:style-name="P7">this example):</text:p>
      <text:p text:style-name="P9"/>
      <text:p text:style-name="P8"><text:s text:c="2"/><text:span text:style-name="T5">vncviewer :1 </text:span></text:p>
      <text:p text:style-name="P9"/>
      <text:p text:style-name="P7">Note that a hostname is not required because a tunnel has been set up</text:p>
      <text:p text:style-name="P7">to the remote machine.</text:p>
      <text:p text:style-name="P9"/>
      <text:p text:style-name="P7">To kill a VNC server (on display number 1):</text:p>
      <text:p text:style-name="P9"/>
      <text:p text:style-name="P8"><text:s text:c="2"/><text:span text:style-name="T5">vncserver -kill :1 </text:span></text:p>
      <text:p text:style-name="P9"/>
      <text:p text:style-name="P7">To change the VNC password:</text:p>
      <text:p text:style-name="P9"/>
      <text:p text:style-name="P8"><text:s text:c="2"/><text:span text:style-name="T5">vncpasswd</text:span></text:p>
      <text:p text:style-name="P9"/>
      <text:p text:style-name="P7">VNC dot files:</text:p>
      <text:p text:style-name="P7">The Linux VNC settings and setup files are located in</text:p>
      <text:p text:style-name="P7">the user's directory, ~user/.vnc</text:p>
      <text:p text:style-name="P9"/>
      <text:p text:style-name="P8"><text:s text:c="2"/><text:span text:style-name="T5">.vnc/xstartup - which X apps to start (such as a window manager)</text:span></text:p>
      <text:p text:style-name="P8"><text:s text:c="2"/><text:span text:style-name="T5">.vnc/passwd <text:s text:c="2"/>- vnc password file</text:span></text:p>
      <text:p text:style-name="P8"><text:s text:c="2"/><text:span text:style-name="T5">.vmc/*.log <text:s text:c="3"/>- vnc log files; some can grow large and need to be cleaned up.</text:span></text:p>
      <text:p text:style-name="P9"/>
      <text:p text:style-name="P7">VNC Client on Windows 7</text:p>
      <text:p text:style-name="P7">-----------------------</text:p>
      <text:p text:style-name="P7">We use Putty on Windows 7. <text:s/>It is very simple to configure:</text:p>
      <text:p text:style-name="P8"><text:s text:c="3"/><text:span text:style-name="T5">1. Start Putty</text:span></text:p>
      <text:p text:style-name="P8"><text:s text:c="3"/><text:span text:style-name="T5">2. Enter the host name or IP of the linux box you want to use</text:span></text:p>
      <text:p text:style-name="P8"><text:s text:c="3"/><text:span text:style-name="T5">3. In the box labeled "Category"</text:span></text:p>
      <text:p text:style-name="P8"><text:s text:c="8"/><text:span text:style-name="T5">--Select "SSH" which is under "Connection"</text:span></text:p>
      <text:p text:style-name="P8"><text:s text:c="8"/><text:span text:style-name="T5">--Select "Tunnels"</text:span></text:p>
      <text:p text:style-name="P8"><text:s text:c="3"/><text:span text:style-name="T5">4. Enter a source port, e.g. 5909</text:span></text:p>
      <text:p text:style-name="P8"><text:s text:c="6"/><text:span text:style-name="T5">Enter a destination port, e.g. machine_name:5909</text:span></text:p>
      <text:p text:style-name="P8"><text:s text:c="6"/><text:span text:style-name="T5">NOTE: the 9 in this example is the display number</text:span></text:p>
      <text:p text:style-name="P8"><text:s text:c="12"/><text:span text:style-name="T5">This is up to you to decide on, 1-9</text:span></text:p>
      <text:p text:style-name="P8"><text:s text:c="12"/><text:span text:style-name="T5">If you the display number is already in use,</text:span></text:p>
      <text:p text:style-name="P8"><text:s text:c="12"/><text:span text:style-name="T5">select a different number</text:span></text:p>
      <text:p text:style-name="P8"><text:s text:c="3"/><text:span text:style-name="T5">5. Click on "ADD"</text:span></text:p>
      <text:p text:style-name="P8"><text:s text:c="3"/><text:span text:style-name="T5">6. Select "Session" at the top of the "Category" box</text:span></text:p>
      <text:p text:style-name="P8"><text:s text:c="6"/><text:span text:style-name="T5">You are now back at the beginning window</text:span></text:p>
      <text:p text:style-name="P8"><text:s text:c="3"/><text:span text:style-name="T5">7. Give your session a name, e.g. machine_name and </text:span></text:p>
      <text:p text:style-name="P8"><text:s text:c="6"/><text:span text:style-name="T5">select "SAVE"</text:span></text:p>
      <text:p text:style-name="P7">This session with the tunneling ports set up is now saved.</text:p>
      <text:p text:style-name="P7">You now double click on the session name you created and a login </text:p>
      <text:p text:style-name="P8"><text:soft-page-break/><text:s text:c="5"/><text:span text:style-name="T5">window appears.</text:span></text:p>
      <text:p text:style-name="P9"/>
      <text:p text:style-name="P7">Login using your CS Linux login and password.</text:p>
      <text:p text:style-name="P7">You now need to start a VNC session.</text:p>
      <text:p text:style-name="P7">Here is an example for starting a VNC session:</text:p>
      <text:p text:style-name="P8"><text:s text:c="7"/><text:span text:style-name="T5">vncserver :3 -geometry 1600x1200 &amp;</text:span></text:p>
      <text:p text:style-name="P7">In this example, the server is starting a sesion on display "3", so</text:p>
      <text:p text:style-name="P7">I would have set up putty for port 5903. <text:s/>If I set up for port 5909,</text:p>
      <text:p text:style-name="P7">my startup command would be:</text:p>
      <text:p text:style-name="P8"><text:s text:c="7"/><text:span text:style-name="T5">vncserver :9 -geometry 1600x1200 &amp;</text:span></text:p>
      <text:p text:style-name="P7">The geometry settings should correspond to the resolution settings of</text:p>
      <text:p text:style-name="P7">your monitor.</text:p>
      <text:p text:style-name="P9"/>
      <text:p text:style-name="P7">Now you simply start your VNC client and enter "machine_name:display_number"</text:p>
      <text:p text:style-name="P7">For instance, hercules:9</text:p>
      <text:p text:style-name="P9"/>
      <text:p text:style-name="P9"/>
      <text:p text:style-name="P7">Windows Commands</text:p>
      <text:p text:style-name="P7">----------------</text:p>
      <text:p text:style-name="P7">To run vncviewer unencrypted:</text:p>
      <text:p text:style-name="P7">If you are connecting from off-campus, you'll need to use the VPN.</text:p>
      <text:p text:style-name="P7">Run the vncviewer and enter</text:p>
      <text:p text:style-name="P9"/>
      <text:p text:style-name="P8"><text:s text:c="2"/><text:span text:style-name="T5">&lt;hostname&gt;:&lt;display num&gt;</text:span></text:p>
      <text:p text:style-name="P9"/>
      <text:p text:style-name="P7">in the vncviewer gui "server" field</text:p>
      <text:p text:style-name="P9"/>
      <text:p text:style-name="P7">To run vncviewer encrypted:</text:p>
      <text:p text:style-name="P7">(This procedure varies, depending on your particular ssh client. <text:s/>This</text:p>
      <text:p text:style-name="P7">example is for the ssh.com client.)</text:p>
      <text:p text:style-name="P7">Open an ssh window and edit -&gt; settings -&gt; tunneling</text:p>
      <text:p text:style-name="P7">Add a secure outgoing TCP tunnel with both the listen and destination</text:p>
      <text:p text:style-name="P7">port set to the port number of your target vncserver. <text:s/>Then connect</text:p>
      <text:p text:style-name="P7">the ssh client to the target machine.</text:p>
      <text:p text:style-name="P9"/>
      <text:p text:style-name="P7">Run the vncviewer and enter</text:p>
      <text:p text:style-name="P9"/>
      <text:p text:style-name="P8"><text:s text:c="2"/><text:span text:style-name="T5">:&lt;display num&gt;</text:span></text:p>
      <text:p text:style-name="P9"/>
      <text:p text:style-name="P7">in the vncviewer gui "server" field</text:p>
      <text:p text:style-name="P9"/>
      <text:p text:style-name="P7">Vncserver Implementations</text:p>
      <text:p text:style-name="P7">-------------------------</text:p>
      <text:p text:style-name="P7">On windows, vncserver implements the console desktop. <text:s/>On Linux and Solaris</text:p>
      <text:p text:style-name="P7">it implements a "lite" version of X windows. <text:s/>It behaves like standard </text:p>
      <text:p text:style-name="P7">Xwindows, but applications that use certain extensions will probably break </text:p>
      <text:p text:style-name="P7">or have weird issues (I believe opengl apps break).</text:p>
      <text:p text:style-name="P9"/>
      <text:p text:style-name="P7">Other notes: <text:s/>There are several "flavors" vnc, RealVnc is the newest and has </text:p>
      <text:p text:style-name="P7">the best performance and features. <text:s/>Other flavors are TightVnc and the </text:p>
      <text:p text:style-name="P7">original AT&amp;T vnc. <text:s/>On Solaris for best results, install Software Companion </text:p>
      <text:p text:style-name="P11">version of vnc. <text:s/>(Older, but works out of the box.)</text:p>
      <text:p text:style-name="P5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4:13:52.342264272</meta:creation-date>
    <dc:date>2016-10-24T05:04:39.362543921</dc:date>
    <meta:editing-duration>PT14M52S</meta:editing-duration>
    <meta:editing-cycles>4</meta:editing-cycles>
    <meta:generator>LibreOffice/4.3.3.2$Linux_ARM_EABI LibreOffice_project/430m0$Build-2</meta:generator>
    <meta:document-statistic meta:table-count="0" meta:image-count="0" meta:object-count="0" meta:page-count="3" meta:paragraph-count="123" meta:word-count="999" meta:character-count="6157" meta:non-whitespace-character-count="5080"/>
  </office:meta>
</office:document-meta>
</file>